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160">
            <text:p>160</text:p>
          </table:table-cell>
          <table:table-cell office:value-type="float" office:value="0.01">
            <text:p>0,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1">
            <text:p>0,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01">
            <text:p>0,01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2">
            <text:p>0,02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01">
            <text:p>0,01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5">
            <text:p>0,05</text:p>
          </table:table-cell>
          <table:table-cell/>
          <table:table-cell office:value-type="float" office:value="0.7">
            <text:p>0,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11">
            <text:p>0,11</text:p>
          </table:table-cell>
          <table:table-cell/>
          <table:table-cell office:value-type="float" office:value="2.9">
            <text:p>2,9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2">
            <text:p>0,2</text:p>
          </table:table-cell>
          <table:table-cell/>
          <table:table-cell office:value-type="float" office:value="11.2">
            <text:p>11,2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32">
            <text:p>0,32</text:p>
          </table:table-cell>
          <table:table-cell/>
          <table:table-cell office:value-type="float" office:value="22.6">
            <text:p>22,6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43">
            <text:p>0,43</text:p>
          </table:table-cell>
          <table:table-cell/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59">
            <text:p>0,59</text:p>
          </table:table-cell>
          <table:table-cell/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81">
            <text:p>0,81</text:p>
          </table:table-cell>
          <table:table-cell/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.01">
            <text:p>1,01</text:p>
          </table:table-cell>
          <table:table-cell/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.28">
            <text:p>1,28</text:p>
          </table:table-cell>
          <table:table-cell/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.56">
            <text:p>1,56</text:p>
          </table:table-cell>
          <table:table-cell/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77">
            <text:p>1,77</text:p>
          </table:table-cell>
          <table:table-cell/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.99">
            <text:p>1,99</text:p>
          </table:table-cell>
          <table:table-cell/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table:number-columns-repeated="2"/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2.51">
            <text:p>2,51</text:p>
          </table:table-cell>
          <table:table-cell/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.7">
            <text:p>2,7</text:p>
          </table:table-cell>
          <table:table-cell/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.05">
            <text:p>3,05</text:p>
          </table:table-cell>
          <table:table-cell/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3.25">
            <text:p>3,25</text:p>
          </table:table-cell>
          <table:table-cell/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3.62">
            <text:p>3,62</text:p>
          </table:table-cell>
          <table:table-cell/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.64">
            <text:p>3,64</text:p>
          </table:table-cell>
          <table:table-cell/>
          <table:table-cell office:value-type="float" office:value="234">
            <text:p>23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A</text:p>
          </table:table-cell>
          <table:table-cell office:value-type="string">
            <text:p>mW</text:p>
          </table:table-cell>
          <table:table-cell/>
          <table:table-cell office:value-type="string">
            <text:p>diode mW</text:p>
          </table:table-cell>
        </table:table-row>
        <table:table-row table:style-name="ro1">
          <table:table-cell table:number-columns-repeated="3"/>
          <table:table-cell office:value-type="string">
            <text:p>pockels cell</text:p>
          </table:table-cell>
        </table:table-row>
        <table:table-row table:style-name="ro1">
          <table:table-cell office:value-type="string">
            <text:p>T=34,4 C</text:p>
          </table:table-cell>
          <table:table-cell table:number-columns-repeated="3"/>
        </table:table-row>
        <table:table-row table:style-name="ro1">
          <table:table-cell office:value-type="string">
            <text:p>Error 0,03</text:p>
          </table:table-cell>
          <table:table-cell table:number-columns-repeated="2"/>
          <table:table-cell office:value-type="string">
            <text:p>Error 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lter OD 2,5</text:p>
          </table:table-cell>
          <table:table-cell table:number-columns-repeated="3"/>
        </table:table-row>
        <table:table-row table:style-name="ro1">
          <table:table-cell office:value-type="string">
            <text:p>OD 0,5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2prozent durchlass von 1000nm bei meesung 1</text:p>
          </table:table-cell>
          <table:table-cell table:number-columns-repeated="3"/>
        </table:table-row>
        <table:table-row table:style-name="ro1">
          <table:table-cell office:value-type="string">
            <text:p>0 prozent bei dieser messung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7">27.01.2012</text:date>, <text:time>11:28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olin Wille</meta:initial-creator>
    <meta:creation-date>2012-01-27T11:21:18</meta:creation-date>
    <dc:date>2012-01-27T11:28:43</dc:date>
    <dc:creator>Carolin Wille</dc:creator>
    <meta:editing-duration>PT00H07M26S</meta:editing-duration>
    <meta:editing-cycles>1</meta:editing-cycles>
    <meta:document-statistic meta:table-count="3" meta:cell-count="79" meta:object-count="0"/>
    <meta:generator>OpenOffice.org/3.2$Unix OpenOffice.org_project/320m19$Build-9505</meta:generator>
  </office:meta>
</office:document-meta>
</file>